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11"/>
    <style:style style:name="P6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>
      <style:text-properties officeooo:rsid="000ab1f7" officeooo:paragraph-rsid="000ab1f7"/>
    </style:style>
    <style:style style:name="P26" style:family="paragraph" style:parent-style-name="Text_20_body">
      <style:text-properties officeooo:paragraph-rsid="000ab1f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's a basic <text:span text:style-name="Strong_20_Emphasis">e-commerce web application</text:span> built using <text:span text:style-name="Strong_20_Emphasis">Servlets</text:span>, <text:span text:style-name="Strong_20_Emphasis">JSP</text:span>, <text:span text:style-name="Strong_20_Emphasis">JDBC</text:span>, and <text:span text:style-name="Strong_20_Emphasis">Maven</text:span>. This app includes:</text:p>
      <text:list text:style-name="L1">
        <text:list-item>
          <text:p text:style-name="P7">Product listing</text:p>
        </text:list-item>
        <text:list-item>
          <text:p text:style-name="P7">Add to cart</text:p>
        </text:list-item>
        <text:list-item>
          <text:p text:style-name="P7">View cart</text:p>
        </text:list-item>
        <text:list-item>
          <text:p text:style-name="P7">Checkout simulation</text:p>
        </text:list-item>
        <text:list-item>
          <text:p text:style-name="P7">MySQL as the database</text:p>
        </text:list-item>
      </text:list>
      <text:p text:style-name="Horizontal_20_Line"/>
      <text:h text:style-name="Heading_20_3" text:outline-level="3">🔧 Tech Stack</text:h>
      <text:list text:style-name="L2">
        <text:list-item>
          <text:p text:style-name="P8">Java (Servlets + JSP)</text:p>
        </text:list-item>
        <text:list-item>
          <text:p text:style-name="P8">JDBC (for DB access)</text:p>
        </text:list-item>
        <text:list-item>
          <text:p text:style-name="P8">Maven (build tool)</text:p>
        </text:list-item>
        <text:list-item>
          <text:p text:style-name="P8">MySQL (Database)</text:p>
        </text:list-item>
        <text:list-item>
          <text:p text:style-name="P8">Apache Tomcat (Server)</text:p>
        </text:list-item>
      </text:list>
      <text:p text:style-name="Horizontal_20_Line"/>
      <text:p text:style-name="Text_20_body">Sure! Here’s how you can deploy the <text:span text:style-name="Source_20_Text">ecommerce-servlet-jsp</text:span> Maven project on <text:span text:style-name="Strong_20_Emphasis">Eclipse IDE</text:span> with <text:span text:style-name="Strong_20_Emphasis">Tomcat</text:span>:</text:p>
      <text:p text:style-name="Horizontal_20_Line"/>
      <text:h text:style-name="Heading_20_3" text:outline-level="3">✅ Step-by-Step: Deploy Maven Servlet App on Eclipse</text:h>
      <text:p text:style-name="Horizontal_20_Line"/>
      <text:h text:style-name="Heading_20_4" text:outline-level="4">1. <text:span text:style-name="Strong_20_Emphasis">Install Eclipse IDE for Enterprise Java Developers</text:span></text:h>
      <text:p text:style-name="Text_20_body">Make sure you have <text:span text:style-name="Strong_20_Emphasis">Eclipse IDE</text:span> with <text:span text:style-name="Strong_20_Emphasis">Java EE / Web Development tools</text:span>.</text:p>
      <text:p text:style-name="Text_20_body">Download Eclipse</text:p>
      <text:p text:style-name="Horizontal_20_Line"/>
      <text:h text:style-name="Heading_20_4" text:outline-level="4">2. <text:span text:style-name="Strong_20_Emphasis">Install Apache Tomcat in Eclipse</text:span></text:h>
      <text:list text:style-name="L4">
        <text:list-item>
          <text:p text:style-name="P10">Go to: <text:span text:style-name="Source_20_Text">Window</text:span> &gt; <text:span text:style-name="Source_20_Text">Preferences</text:span> &gt; <text:span text:style-name="Source_20_Text">Server</text:span> &gt; <text:span text:style-name="Source_20_Text">Runtime Environments</text:span></text:p>
        </text:list-item>
        <text:list-item>
          <text:p text:style-name="P10">Click <text:span text:style-name="Strong_20_Emphasis">Add</text:span> &gt; Select <text:span text:style-name="Strong_20_Emphasis">Apache Tomcat v9.0 or v10.0</text:span></text:p>
        </text:list-item>
        <text:list-item>
          <text:p text:style-name="P10">Browse and select your Tomcat directory</text:p>
        </text:list-item>
        <text:list-item>
          <text:p text:style-name="P10">Finish</text:p>
        </text:list-item>
      </text:list>
      <text:p text:style-name="Horizontal_20_Line"/>
      <text:h text:style-name="Heading_20_4" text:outline-level="4">3. <text:span text:style-name="Strong_20_Emphasis">Import the Project</text:span></text:h>
      <text:list text:style-name="L5">
        <text:list-item>
          <text:p text:style-name="P11">Unzip the file you downloaded</text:p>
        </text:list-item>
        <text:list-item>
          <text:p text:style-name="P11"><text:soft-page-break/>In Eclipse:</text:p>
          <text:list>
            <text:list-item>
              <text:p text:style-name="P11">Go to <text:span text:style-name="Source_20_Text">File</text:span> &gt; <text:span text:style-name="Source_20_Text">Import</text:span> &gt; <text:span text:style-name="Source_20_Text">Maven</text:span> &gt; <text:span text:style-name="Source_20_Text">Existing Maven Projects</text:span></text:p>
            </text:list-item>
            <text:list-item>
              <text:p text:style-name="P11">Select the unzipped folder</text:p>
            </text:list-item>
            <text:list-item>
              <text:p text:style-name="P11">Click <text:span text:style-name="Strong_20_Emphasis">Finish</text:span></text:p>
            </text:list-item>
          </text:list>
        </text:list-item>
      </text:list>
      <text:p text:style-name="Horizontal_20_Line"/>
      <text:h text:style-name="Heading_20_4" text:outline-level="4">4. <text:span text:style-name="Strong_20_Emphasis">Configure Deployment Descriptor</text:span></text:h>
      <text:p text:style-name="Text_20_body">Make sure Eclipse recognizes it as a <text:span text:style-name="Strong_20_Emphasis">Dynamic Web Project</text:span>:</text:p>
      <text:list text:style-name="L6">
        <text:list-item>
          <text:p text:style-name="P12">Right-click project &gt; <text:span text:style-name="Source_20_Text">Properties</text:span></text:p>
        </text:list-item>
        <text:list-item>
          <text:p text:style-name="P12">Go to <text:span text:style-name="Source_20_Text">Project Facets</text:span></text:p>
          <text:list>
            <text:list-item>
              <text:p text:style-name="P12">Enable <text:span text:style-name="Source_20_Text">Dynamic Web Module</text:span> and <text:span text:style-name="Source_20_Text">Java</text:span></text:p>
            </text:list-item>
            <text:list-item>
              <text:p text:style-name="P12">Set <text:span text:style-name="Strong_20_Emphasis">Java version</text:span> (e.g., 1.8 or 11) and <text:span text:style-name="Strong_20_Emphasis">Web Module version</text:span> (2.5 or 3.1)</text:p>
            </text:list-item>
          </text:list>
        </text:list-item>
        <text:list-item>
          <text:p text:style-name="P12">Apply and close</text:p>
        </text:list-item>
      </text:list>
      <text:p text:style-name="Horizontal_20_Line"/>
      <text:h text:style-name="Heading_20_4" text:outline-level="4">5. <text:span text:style-name="Strong_20_Emphasis">Deploy to Tomcat</text:span></text:h>
      <text:list text:style-name="L7">
        <text:list-item>
          <text:p text:style-name="P13">Go to <text:span text:style-name="Source_20_Text">Servers</text:span> tab (bottom panel). If it's not there:<text:line-break/><text:span text:style-name="Source_20_Text">Window</text:span> &gt; <text:span text:style-name="Source_20_Text">Show View</text:span> &gt; <text:span text:style-name="Source_20_Text">Servers</text:span></text:p>
        </text:list-item>
        <text:list-item>
          <text:p text:style-name="P13">Right-click inside the panel &gt; <text:span text:style-name="Source_20_Text">New</text:span> &gt; <text:span text:style-name="Source_20_Text">Server</text:span></text:p>
          <text:list>
            <text:list-item>
              <text:p text:style-name="P13">Select your Tomcat version</text:p>
            </text:list-item>
            <text:list-item>
              <text:p text:style-name="P13">Add your project to the server</text:p>
            </text:list-item>
          </text:list>
        </text:list-item>
        <text:list-item>
          <text:p text:style-name="P13">Click <text:span text:style-name="Strong_20_Emphasis">Finish</text:span></text:p>
        </text:list-item>
      </text:list>
      <text:p text:style-name="Horizontal_20_Line"/>
      <text:h text:style-name="Heading_20_4" text:outline-level="4">6. <text:span text:style-name="Strong_20_Emphasis">Start Server</text:span></text:h>
      <text:list text:style-name="L8">
        <text:list-item>
          <text:p text:style-name="P14">Right-click the server &gt; <text:span text:style-name="Source_20_Text">Start</text:span></text:p>
        </text:list-item>
        <text:list-item>
          <text:p text:style-name="P14">Open your browser and go to:<text:line-break/>👉 <text:span text:style-name="Source_20_Text">http://localhost:8080/ecommerce-servlet-jsp/</text:span></text:p>
        </text:list-item>
      </text:list>
      <text:p text:style-name="Horizontal_20_Line"/>
      <text:h text:style-name="Heading_20_3" text:outline-level="3">🛠️ Optional: Set Up Database</text:h>
      <text:p text:style-name="Text_20_body">You’ll need to:</text:p>
      <text:list text:style-name="L9">
        <text:list-item>
          <text:p text:style-name="P15">Create a <text:span text:style-name="Strong_20_Emphasis">MySQL database</text:span> named <text:span text:style-name="Source_20_Text">ecommerce</text:span></text:p>
        </text:list-item>
        <text:list-item>
          <text:p text:style-name="P15">Add a <text:span text:style-name="Source_20_Text">products</text:span> table:</text:p>
        </text:list-item>
      </text:list>
      <text:p text:style-name="Preformatted_20_Text">sql</text:p>
      <text:p text:style-name="Preformatted_20_Text">CopyEdit</text:p>
      <text:p text:style-name="P1"><text:span text:style-name="Source_20_Text">CREATE DATABASE ecommerce;</text:span></text:p>
      <text:p text:style-name="P3"><text:soft-page-break/></text:p>
      <text:p text:style-name="P3"><text:span text:style-name="Source_20_Text">USE ecommerce;</text:span></text:p>
      <text:p text:style-name="P3"/>
      <text:p text:style-name="P3"><text:span text:style-name="Source_20_Text">CREATE TABLE products (</text:span></text:p>
      <text:p text:style-name="P3"><text:span text:style-name="Source_20_Text"><text:s text:c="4"/>id INT PRIMARY KEY AUTO_INCREMENT,</text:span></text:p>
      <text:p text:style-name="P3"><text:span text:style-name="Source_20_Text"><text:s text:c="4"/>name VARCHAR(100),</text:span></text:p>
      <text:p text:style-name="P3"><text:span text:style-name="Source_20_Text"><text:s text:c="4"/>price DOUBLE</text:span></text:p>
      <text:p text:style-name="P3"><text:span text:style-name="Source_20_Text">);</text:span></text:p>
      <text:p text:style-name="P3"/>
      <text:p text:style-name="P3"><text:span text:style-name="Source_20_Text">INSERT INTO products (name, price) VALUES </text:span></text:p>
      <text:p text:style-name="P3"><text:span text:style-name="Source_20_Text">('Laptop', 700),</text:span></text:p>
      <text:p text:style-name="P3"><text:span text:style-name="Source_20_Text">('Smartphone', 400),</text:span></text:p>
      <text:p text:style-name="P4"><text:span text:style-name="Source_20_Text">('Headphones', 50);</text:span></text:p>
      <text:p text:style-name="Horizontal_20_Line"/>
      <text:h text:style-name="Heading_20_3" text:outline-level="3">Need help with:</text:h>
      <text:p text:style-name="Text_20_body">✅ Configuring JDBC URL<text:line-break/>✅ Database connection error<text:line-break/>✅ Creating a README or GitHub repo<text:line-break/>✅ Styling the UI</text:p>
      <text:p text:style-name="Text_20_body">Just let me know!</text:p>
      <text:p text:style-name="P25">Error:</text:p>
      <text:p text:style-name="Text_20_body">java.sql.SQLException: No suitable driver found for jdbc:mysql://localhost:3306/ecommerce at java.sql/java.sql.DriverManager.getConnection(DriverManager.java:707) at java.sql/java.sql.DriverManager.getConnection(DriverManager.java:230) at com.example.dao.ProductDAO.getAllProducts(ProductDAO.java:16) at com.example.servlet.ProductServlet.doGet(ProductServlet.java:15) at javax.servlet.http.HttpServlet.service(HttpServlet.java:529) at javax.servlet.http.HttpServlet.service(HttpServlet.java:623) at <text:s/>org.apache.tomcat.util.threads.ThreadPoolExecutor.runWorker(ThreadPoolExecutor.java:1191) at org.apache.tomcat.util.threads.ThreadPoolExecutor$Worker.run(ThreadPoolExecutor.java:659) at org.apache.tomcat.util.threads.TaskThread$WrappingRunnable.run(TaskThread.java:61) at java.base/java.lang.Thread.run(Thread.java:1575) i am getting above error</text:p>
      <text:h text:style-name="Heading_20_6" text:outline-level="6"/>
      <text:p text:style-name="Text_20_body">The error you're getting:</text:p>
      <text:p text:style-name="Preformatted_20_Text"/>
      <text:p text:style-name="P2"><text:span text:style-name="Source_20_Text">java.sql.SQLException: No suitable driver found for jdbc:mysql://localhost:3306/ecommerce</text:span></text:p>
      <text:p text:style-name="Text_20_body">means that <text:span text:style-name="Strong_20_Emphasis">JDBC driver for MySQL is not being loaded at runtime</text:span>.</text:p>
      <text:p text:style-name="Horizontal_20_Line"/>
      <text:h text:style-name="Heading_20_3" text:outline-level="3">✅ Fix: Add MySQL JDBC Driver to Your Deployment</text:h>
      <text:p text:style-name="Text_20_body">Even though it's declared in <text:span text:style-name="Source_20_Text">pom.xml</text:span>, sometimes Eclipse/Tomcat doesn’t include the MySQL driver in the deployment.</text:p>
      <text:h text:style-name="Heading_20_4" text:outline-level="4"><text:soft-page-break/>✔ Option 1: Add JDBC Driver to <text:span text:style-name="Source_20_Text">pom.xml</text:span> and Package It</text:h>
      <text:p text:style-name="Text_20_body">Ensure you <text:span text:style-name="Strong_20_Emphasis">declare MySQL driver</text:span> in your <text:span text:style-name="Source_20_Text">pom.xml</text:span> like this:</text:p>
      <text:p text:style-name="Preformatted_20_Text">xml</text:p>
      <text:p text:style-name="Preformatted_20_Text">CopyEdit</text:p>
      <text:p text:style-name="P1"><text:span text:style-name="Source_20_Text">&lt;dependency&gt;</text:span></text:p>
      <text:p text:style-name="P3"><text:span text:style-name="Source_20_Text"><text:s text:c="4"/>&lt;groupId&gt;mysql&lt;/groupId&gt;</text:span></text:p>
      <text:p text:style-name="P3"><text:span text:style-name="Source_20_Text"><text:s text:c="4"/>&lt;artifactId&gt;mysql-connector-java&lt;/artifactId&gt;</text:span></text:p>
      <text:p text:style-name="P3"><text:span text:style-name="Source_20_Text"><text:s text:c="4"/>&lt;version&gt;8.0.33&lt;/version&gt;</text:span></text:p>
      <text:p text:style-name="P4"><text:span text:style-name="Source_20_Text">&lt;/dependency&gt;</text:span></text:p>
      <text:p text:style-name="Text_20_body">Then <text:span text:style-name="Strong_20_Emphasis">make sure it's actually bundled in the WAR</text:span> by adding this to the <text:span text:style-name="Source_20_Text">&lt;build&gt;</text:span> section of <text:span text:style-name="Source_20_Text">pom.xml</text:span>:</text:p>
      <text:p text:style-name="Preformatted_20_Text">xml</text:p>
      <text:p text:style-name="Preformatted_20_Text">CopyEdit</text:p>
      <text:p text:style-name="P1"><text:span text:style-name="Source_20_Text">&lt;build&gt;</text:span></text:p>
      <text:p text:style-name="P3"><text:span text:style-name="Source_20_Text"><text:s text:c="4"/>&lt;plugins&gt;</text:span></text:p>
      <text:p text:style-name="P3"><text:span text:style-name="Source_20_Text"><text:s text:c="8"/>&lt;plugin&gt;</text:span></text:p>
      <text:p text:style-name="P3"><text:span text:style-name="Source_20_Text"><text:s text:c="12"/>&lt;artifactId&gt;maven-war-plugin&lt;/artifactId&gt;</text:span></text:p>
      <text:p text:style-name="P3"><text:span text:style-name="Source_20_Text"><text:s text:c="12"/>&lt;version&gt;3.3.2&lt;/version&gt;</text:span></text:p>
      <text:p text:style-name="P3"><text:span text:style-name="Source_20_Text"><text:s text:c="12"/>&lt;configuration&gt;</text:span></text:p>
      <text:p text:style-name="P3"><text:span text:style-name="Source_20_Text"><text:s text:c="16"/>&lt;failOnMissingWebXml&gt;false&lt;/failOnMissingWebXml&gt;</text:span></text:p>
      <text:p text:style-name="P3"><text:span text:style-name="Source_20_Text"><text:s text:c="16"/>&lt;packagingExcludes&gt;&lt;/packagingExcludes&gt;</text:span></text:p>
      <text:p text:style-name="P3"><text:span text:style-name="Source_20_Text"><text:s text:c="12"/>&lt;/configuration&gt;</text:span></text:p>
      <text:p text:style-name="P3"><text:span text:style-name="Source_20_Text"><text:s text:c="8"/>&lt;/plugin&gt;</text:span></text:p>
      <text:p text:style-name="P3"><text:span text:style-name="Source_20_Text"><text:s text:c="4"/>&lt;/plugins&gt;</text:span></text:p>
      <text:p text:style-name="P4"><text:span text:style-name="Source_20_Text">&lt;/build&gt;</text:span></text:p>
      <text:p text:style-name="Text_20_body">Then:</text:p>
      <text:list text:style-name="L10">
        <text:list-item>
          <text:p text:style-name="P16">Clean and rebuild the Maven project:<text:line-break/><text:span text:style-name="Source_20_Text">Right-click Project &gt; Maven &gt; Update Project</text:span></text:p>
        </text:list-item>
        <text:list-item>
          <text:p text:style-name="P16">Re-deploy the WAR:<text:line-break/>Delete from Tomcat &gt; Clean server &gt; Re-add project</text:p>
        </text:list-item>
      </text:list>
      <text:p text:style-name="Horizontal_20_Line"/>
      <text:h text:style-name="Heading_20_4" text:outline-level="4">✔ Option 2: Manually Add MySQL Driver to Tomcat <text:span text:style-name="Source_20_Text">lib</text:span></text:h>
      <text:list text:style-name="L11">
        <text:list-item>
          <text:p text:style-name="P17">Download the MySQL JDBC JAR (e.g., <text:span text:style-name="Source_20_Text">mysql-connector-java-8.0.33.jar</text:span>)<text:line-break/><text:a xlink:type="simple" xlink:href="https://dev.mysql.com/downloads/connector/j/" office:target-frame-name="_new" xlink:show="replace" text:style-name="Internet_20_link" text:visited-style-name="Visited_20_Internet_20_Link">Download here</text:a></text:p>
        </text:list-item>
        <text:list-item>
          <text:p text:style-name="P17">Copy the <text:span text:style-name="Source_20_Text">.jar</text:span> into:</text:p>
          <text:p text:style-name="P5">bash</text:p>
          <text:p text:style-name="P5">CopyEdit</text:p>
          <text:p text:style-name="P6"><text:span text:style-name="Source_20_Text">[TOMCAT_HOME]/lib/</text:span></text:p>
        </text:list-item>
        <text:list-item>
          <text:p text:style-name="P17">Restart the Tomcat server.</text:p>
        </text:list-item>
      </text:list>
      <text:p text:style-name="Horizontal_20_Line"/>
      <text:h text:style-name="Heading_20_3" text:outline-level="3">⚠ Also double-check</text:h>
      <text:list text:style-name="L12">
        <text:list-item>
          <text:p text:style-name="P18">The URL is correct:<text:line-break/><text:span text:style-name="Source_20_Text">jdbc:mysql://localhost:3306/ecommerce</text:span></text:p>
        </text:list-item>
        <text:list-item>
          <text:p text:style-name="P18"><text:soft-page-break/>You’re using the correct username and password.</text:p>
        </text:list-item>
        <text:list-item>
          <text:p text:style-name="P18">MySQL server is running and the <text:span text:style-name="Source_20_Text">ecommerce</text:span> DB exists.</text:p>
        </text:list-item>
      </text:list>
      <text:p text:style-name="Horizontal_20_Line"/>
      <text:p text:style-name="P25">Error:</text:p>
      <text:p text:style-name="Text_20_body"/>
      <text:p text:style-name="P26">i did all the steps as above but still getting</text:p>
      <text:p text:style-name="P26"><text:s/>java.sql.SQLException: No suitable driver found for jdbc:mysql://localhost:3306/ecommerce at java.sql/java.sql.DriverManager.getConnection(DriverManager.java:707) at java.sql/java.sql.DriverManager.getConnection(DriverManager.java:230) at com.example.dao.ProductDAO.getAllProducts(ProductDAO.java:16) at com.ex.....</text:p>
      <text:h text:style-name="Heading_20_6" text:outline-level="6"/>
      <text:p text:style-name="P2"><text:span text:style-name="Source_20_Text">java.sql.SQLException: No suitable driver found for jdbc:mysql://localhost:3306/ecommerce</text:span></text:p>
      <text:p text:style-name="Text_20_body">That specifically means:<text:line-break/>👉 <text:span text:style-name="Strong_20_Emphasis">The JDBC driver is not being loaded by </text:span><text:span text:style-name="Strong_20_Emphasis"><text:span text:style-name="Source_20_Text">DriverManager</text:span></text:span><text:span text:style-name="Strong_20_Emphasis"> at runtime.</text:span></text:p>
      <text:p text:style-name="Text_20_body">Let’s solve it systematically.</text:p>
      <text:p text:style-name="Horizontal_20_Line"/>
      <text:h text:style-name="Heading_20_2" text:outline-level="2">✅ Final Checklist to Fix It</text:h>
      <text:p text:style-name="Horizontal_20_Line"/>
      <text:h text:style-name="Heading_20_3" text:outline-level="3">✅ 1. <text:span text:style-name="Strong_20_Emphasis">Register the Driver (Explicitly)</text:span></text:h>
      <text:p text:style-name="Text_20_body">Although <text:span text:style-name="Source_20_Text">mysql-connector-java</text:span> has auto-loading via <text:span text:style-name="Source_20_Text">META-INF/services</text:span>, it’s safer to <text:span text:style-name="Strong_20_Emphasis">manually load it</text:span>:</text:p>
      <text:p text:style-name="Text_20_body">🔧 <text:span text:style-name="Strong_20_Emphasis">Edit your </text:span><text:span text:style-name="Strong_20_Emphasis"><text:span text:style-name="Source_20_Text">ProductDAO.java</text:span></text:span><text:span text:style-name="Strong_20_Emphasis"> constructor or static block:</text:span></text:p>
      <text:p text:style-name="Preformatted_20_Text">java</text:p>
      <text:p text:style-name="Preformatted_20_Text">CopyEdit</text:p>
      <text:p text:style-name="P1"><text:span text:style-name="Source_20_Text">static {</text:span></text:p>
      <text:p text:style-name="P3"><text:span text:style-name="Source_20_Text"><text:s text:c="4"/>try {</text:span></text:p>
      <text:p text:style-name="P3"><text:span text:style-name="Source_20_Text"><text:s text:c="8"/>Class.forName("com.mysql.cj.jdbc.Driver"); // &lt;-- This is key</text:span></text:p>
      <text:p text:style-name="P3"><text:span text:style-name="Source_20_Text"><text:s text:c="4"/>} catch (ClassNotFoundException e) {</text:span></text:p>
      <text:p text:style-name="P3"><text:span text:style-name="Source_20_Text"><text:s text:c="8"/>e.printStackTrace();</text:span></text:p>
      <text:p text:style-name="P3"><text:span text:style-name="Source_20_Text"><text:s text:c="4"/>}</text:span></text:p>
      <text:p text:style-name="P4"><text:span text:style-name="Source_20_Text">}</text:span></text:p>
      <text:p text:style-name="Text_20_body">👉 Add this <text:span text:style-name="Strong_20_Emphasis">before</text:span> using <text:span text:style-name="Source_20_Text">DriverManager.getConnection()</text:span>.</text:p>
      <text:p text:style-name="Horizontal_20_Line"/>
      <text:h text:style-name="Heading_20_3" text:outline-level="3">✅ 2. <text:span text:style-name="Strong_20_Emphasis">Confirm JDBC URL Format</text:span></text:h>
      <text:p text:style-name="Text_20_body">You're using:</text:p>
      <text:p text:style-name="Preformatted_20_Text">java</text:p>
      <text:p text:style-name="Preformatted_20_Text"><text:soft-page-break/>CopyEdit</text:p>
      <text:p text:style-name="P2"><text:span text:style-name="Source_20_Text">jdbc:mysql://localhost:3306/ecommerce</text:span></text:p>
      <text:p text:style-name="Text_20_body">✅ This is correct <text:span text:style-name="Strong_20_Emphasis">for MySQL 8+</text:span>, <text:span text:style-name="Strong_20_Emphasis">if</text:span> you load the <text:span text:style-name="Source_20_Text">com.mysql.cj.jdbc.Driver</text:span>.</text:p>
      <text:p text:style-name="Text_20_body">If using MySQL 5.x, the driver is: <text:span text:style-name="Source_20_Text">com.mysql.jdbc.Driver</text:span> — but stick to <text:span text:style-name="Source_20_Text">cj</text:span> for MySQL 8+.</text:p>
      <text:p text:style-name="Horizontal_20_Line"/>
      <text:h text:style-name="Heading_20_3" text:outline-level="3">✅ 3. <text:span text:style-name="Strong_20_Emphasis">Ensure the Driver JAR Is in Deployment</text:span></text:h>
      <text:p text:style-name="Text_20_body">In <text:span text:style-name="Strong_20_Emphasis">Eclipse</text:span>, even with Maven, Tomcat might not copy the JAR into the <text:span text:style-name="Source_20_Text">/WEB-INF/lib/</text:span>.</text:p>
      <text:p text:style-name="Text_20_body"><text:span text:style-name="Strong_20_Emphasis">To verify:</text:span></text:p>
      <text:list text:style-name="L13">
        <text:list-item>
          <text:p text:style-name="P19">Right-click your project → <text:span text:style-name="Source_20_Text">Run As → Maven clean</text:span></text:p>
        </text:list-item>
        <text:list-item>
          <text:p text:style-name="P19">Then <text:span text:style-name="Source_20_Text">Maven install</text:span></text:p>
        </text:list-item>
        <text:list-item>
          <text:p text:style-name="P19">Go to the generated <text:span text:style-name="Source_20_Text">target/ecommerce-servlet-jsp/WEB-INF/lib/</text:span></text:p>
        </text:list-item>
        <text:list-item>
          <text:p text:style-name="P19">Make sure <text:span text:style-name="Source_20_Text">mysql-connector-java-8.0.33.jar</text:span> exists there.</text:p>
        </text:list-item>
      </text:list>
      <text:p text:style-name="Text_20_body">If not, force Maven to re-download dependencies:</text:p>
      <text:p text:style-name="Preformatted_20_Text">sql</text:p>
      <text:p text:style-name="Preformatted_20_Text">CopyEdit</text:p>
      <text:p text:style-name="P2"><text:span text:style-name="Source_20_Text">Right-click → Maven → Update Project (Check "Force update of snapshots/releases")</text:span></text:p>
      <text:p text:style-name="Horizontal_20_Line"/>
      <text:h text:style-name="Heading_20_3" text:outline-level="3">✅ 4. <text:span text:style-name="Strong_20_Emphasis">Try Deployment to Tomcat from Maven WAR</text:span></text:h>
      <text:p text:style-name="Text_20_body">If Eclipse + Tomcat is being weird, try:</text:p>
      <text:list text:style-name="L14">
        <text:list-item>
          <text:p text:style-name="P20">Go to terminal</text:p>
        </text:list-item>
        <text:list-item>
          <text:p text:style-name="P20">Run: <text:span text:style-name="Source_20_Text">mvn clean package</text:span></text:p>
        </text:list-item>
      </text:list>
      <text:list text:style-name="L15">
        <text:list-item>
          <text:p text:style-name="P21">Copy the generated <text:span text:style-name="Source_20_Text">target/ecommerce-servlet-jsp.war</text:span> to:</text:p>
        </text:list-item>
      </text:list>
      <text:p text:style-name="P2"><text:span text:style-name="Source_20_Text">[TOMCAT_HOME]/webapps/</text:span></text:p>
      <text:list text:style-name="L16">
        <text:list-item>
          <text:p text:style-name="P22">Start Tomcat manually</text:p>
        </text:list-item>
      </text:list>
      <text:p text:style-name="Text_20_body">Check at:</text:p>
      <text:p text:style-name="Preformatted_20_Text"/>
      <text:p text:style-name="P2"><text:span text:style-name="Source_20_Text">http://localhost:8080/ecommerce-servlet-jsp/</text:span></text:p>
      <text:p text:style-name="Horizontal_20_Line"/>
      <text:p text:style-name="Text_20_body">Let me know if you're using <text:span text:style-name="Strong_20_Emphasis">Tomcat inside Eclipse</text:span>, or <text:span text:style-name="Strong_20_Emphasis">a separate Tomcat folder</text:span>, so I can guide further if needed.</text:p>
      <text:p text:style-name="Text_20_body">Want me to generate a minimal verified working <text:span text:style-name="Source_20_Text">.war</text:span> for you to try directly?</text:p>
      <text:p text:style-name="Text_20_body">4o</text:p>
      <text:h text:style-name="Heading_20_5" text:outline-level="5"><text:soft-page-break/></text:h>
      <text:p text:style-name="Text_20_body">package com.example.dao; import java.sql.*; import java.util.*; import com.example.model.Product; public class ProductDAO { private String jdbcURL = "jdbc:mysql://localhost:3306/ecommerce"; private String jdbcUsername = "root"; private String jdbcPassword = "root_pass_1234"; private static final String SELECT_ALL = "SELECT * FROM products"; public List&lt;Product&gt; getAllProducts() { List&lt;Product&gt; products = new ArrayList&lt;&gt;(); try(Connection conn = DriverManager.getConnection(jdbcURL, jdbcUsername, jdbcPassword); PreparedStatement ps = conn.prepareStatement(SELECT_ALL)) { ResultSet rs = ps.executeQuery(); while(rs.next()) { products.add(new Product(rs.getInt("id"), rs.getString("name"), rs.getDouble("price"))); } } catch (SQLException e) { e.printStackTrace(); } return products; } } can you give me full ProductDAO file</text:p>
      <text:h text:style-name="Heading_20_6" text:outline-level="6"/>
      <text:p text:style-name="Text_20_body">Absolutely! Here’s the <text:span text:style-name="Strong_20_Emphasis">complete </text:span><text:span text:style-name="Strong_20_Emphasis"><text:span text:style-name="Source_20_Text">ProductDAO.java</text:span></text:span> file with the correct JDBC driver loading and everything else fully ready to run:</text:p>
      <text:p text:style-name="Preformatted_20_Text">java</text:p>
      <text:p text:style-name="Preformatted_20_Text">CopyEdit</text:p>
      <text:p text:style-name="P1"><text:span text:style-name="Source_20_Text">package com.example.dao;</text:span></text:p>
      <text:p text:style-name="P3"/>
      <text:p text:style-name="P3"><text:span text:style-name="Source_20_Text">import java.sql.*;</text:span></text:p>
      <text:p text:style-name="P3"><text:span text:style-name="Source_20_Text">import java.util.*;</text:span></text:p>
      <text:p text:style-name="P3"><text:span text:style-name="Source_20_Text">import com.example.model.Product;</text:span></text:p>
      <text:p text:style-name="P3"/>
      <text:p text:style-name="P3"><text:span text:style-name="Source_20_Text">public class ProductDAO {</text:span></text:p>
      <text:p text:style-name="P3"/>
      <text:p text:style-name="P3"><text:span text:style-name="Source_20_Text"><text:s text:c="4"/>private String jdbcURL = "jdbc:mysql://localhost:3306/ecommerce";</text:span></text:p>
      <text:p text:style-name="P3"><text:span text:style-name="Source_20_Text"><text:s text:c="4"/>private String jdbcUsername = "root";</text:span></text:p>
      <text:p text:style-name="P3"><text:span text:style-name="Source_20_Text"><text:s text:c="4"/>private String jdbcPassword = "root_pass_1234";</text:span></text:p>
      <text:p text:style-name="P3"/>
      <text:p text:style-name="P3"><text:span text:style-name="Source_20_Text"><text:s text:c="4"/>private static final String SELECT_ALL = "SELECT * FROM products";</text:span></text:p>
      <text:p text:style-name="P3"/>
      <text:p text:style-name="P3"><text:span text:style-name="Source_20_Text"><text:s text:c="4"/>// Load MySQL JDBC Driver explicitly</text:span></text:p>
      <text:p text:style-name="P3"><text:span text:style-name="Source_20_Text"><text:s text:c="4"/>static {</text:span></text:p>
      <text:p text:style-name="P3"><text:span text:style-name="Source_20_Text"><text:s text:c="8"/>try {</text:span></text:p>
      <text:p text:style-name="P3"><text:span text:style-name="Source_20_Text"><text:s text:c="12"/>Class.forName("com.mysql.cj.jdbc.Driver"); // Important to avoid "No suitable driver"</text:span></text:p>
      <text:p text:style-name="P3"><text:span text:style-name="Source_20_Text"><text:s text:c="8"/>} catch (ClassNotFoundException e) {</text:span></text:p>
      <text:p text:style-name="P3"><text:span text:style-name="Source_20_Text"><text:s text:c="12"/>e.printStackTrace();</text:span></text:p>
      <text:p text:style-name="P3"><text:span text:style-name="Source_20_Text"><text:s text:c="8"/>}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public List&lt;Product&gt; getAllProducts() {</text:span></text:p>
      <text:p text:style-name="P3"><text:span text:style-name="Source_20_Text"><text:s text:c="8"/>List&lt;Product&gt; products = new ArrayList&lt;&gt;();</text:span></text:p>
      <text:p text:style-name="P3"/>
      <text:p text:style-name="P3"><text:span text:style-name="Source_20_Text"><text:s text:c="8"/>try (</text:span></text:p>
      <text:p text:style-name="P3"><text:span text:style-name="Source_20_Text"><text:s text:c="12"/>Connection conn = DriverManager.getConnection(jdbcURL, jdbcUsername, jdbcPassword);</text:span></text:p>
      <text:p text:style-name="P3"><text:span text:style-name="Source_20_Text"><text:s text:c="12"/>PreparedStatement ps = conn.prepareStatement(SELECT_ALL);</text:span></text:p>
      <text:p text:style-name="P3"><text:span text:style-name="Source_20_Text"><text:s text:c="12"/>ResultSet rs = ps.executeQuery();</text:span></text:p>
      <text:p text:style-name="P3"><text:span text:style-name="Source_20_Text"><text:s text:c="8"/>) {</text:span></text:p>
      <text:p text:style-name="P3"><text:span text:style-name="Source_20_Text"><text:s text:c="12"/>while (rs.next()) {</text:span></text:p>
      <text:p text:style-name="P3"><text:span text:style-name="Source_20_Text"><text:s text:c="16"/>int id = rs.getInt("id");</text:span></text:p>
      <text:p text:style-name="P3"><text:span text:style-name="Source_20_Text"><text:s text:c="16"/>String name = rs.getString("name");</text:span></text:p>
      <text:p text:style-name="P3"><text:span text:style-name="Source_20_Text"><text:s text:c="16"/>double price = rs.getDouble("price");</text:span></text:p>
      <text:p text:style-name="P3"><text:span text:style-name="Source_20_Text"><text:s text:c="16"/>products.add(new Product(id, name, price));</text:span></text:p>
      <text:p text:style-name="P3"><text:span text:style-name="Source_20_Text"><text:s text:c="12"/>}</text:span></text:p>
      <text:p text:style-name="P3"><text:span text:style-name="Source_20_Text"><text:s text:c="8"/>} catch (SQLException e) {</text:span></text:p>
      <text:p text:style-name="P3"><text:span text:style-name="Source_20_Text"><text:s text:c="12"/>e.printStackTrace();</text:span></text:p>
      <text:p text:style-name="P3"><text:soft-page-break/><text:span text:style-name="Source_20_Text"><text:s text:c="8"/>}</text:span></text:p>
      <text:p text:style-name="P3"/>
      <text:p text:style-name="P3"><text:span text:style-name="Source_20_Text"><text:s text:c="8"/>return products;</text:span></text:p>
      <text:p text:style-name="P3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3" text:outline-level="3">✅ Ensure:</text:h>
      <text:list text:style-name="L17">
        <text:list-item>
          <text:p text:style-name="P23">You have this in your <text:span text:style-name="Source_20_Text">pom.xml</text:span>:</text:p>
        </text:list-item>
      </text:list>
      <text:p text:style-name="Preformatted_20_Text">xml</text:p>
      <text:p text:style-name="Preformatted_20_Text">CopyEdit</text:p>
      <text:p text:style-name="P1"><text:span text:style-name="Source_20_Text">&lt;dependency&gt;</text:span></text:p>
      <text:p text:style-name="P3"><text:span text:style-name="Source_20_Text"><text:s text:c="4"/>&lt;groupId&gt;mysql&lt;/groupId&gt;</text:span></text:p>
      <text:p text:style-name="P3"><text:span text:style-name="Source_20_Text"><text:s text:c="4"/>&lt;artifactId&gt;mysql-connector-java&lt;/artifactId&gt;</text:span></text:p>
      <text:p text:style-name="P3"><text:span text:style-name="Source_20_Text"><text:s text:c="4"/>&lt;version&gt;8.0.33&lt;/version&gt;</text:span></text:p>
      <text:p text:style-name="P4"><text:span text:style-name="Source_20_Text">&lt;/dependency&gt;</text:span></text:p>
      <text:list text:style-name="L18">
        <text:list-item>
          <text:p text:style-name="P24">Your DB URL is reachable</text:p>
        </text:list-item>
        <text:list-item>
          <text:p text:style-name="P24">Tomcat has access to <text:span text:style-name="Source_20_Text">mysql-connector-java-8.0.33.jar</text:span></text:p>
        </text:list-item>
        <text:list-item>
          <text:p text:style-name="P24">The <text:span text:style-name="Source_20_Text">products</text:span> table exists in your MySQL database</text:p>
        </text:list-item>
      </text:list>
      <text:p text:style-name="Horizontal_20_Line"/>
      <text:p text:style-name="Text_20_body">now it is working</text:p>
      <text:p text:style-name="Text_20_body">Awesome! 🎉 Glad to hear it's working now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4:58:20.580803880</meta:creation-date>
    <dc:date>2025-04-25T15:02:01.508171084</dc:date>
    <meta:editing-duration>PT3M42S</meta:editing-duration>
    <meta:editing-cycles>1</meta:editing-cycles>
    <meta:document-statistic meta:table-count="0" meta:image-count="0" meta:object-count="0" meta:page-count="8" meta:paragraph-count="213" meta:word-count="1166" meta:character-count="9289" meta:non-whitespace-character-count="7949"/>
    <meta:generator>LibreOffice/24.2.7.2$Linux_X86_64 LibreOffice_project/420$Build-2</meta:generator>
  </office:meta>
</office:document-meta>
</file>